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5" style:family="graphic" style:parent-style-name="Arrow_20_Dashe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11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9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11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9.08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7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9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1.14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0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6.3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2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8.8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30" style:family="graphic" style:parent-style-name="objectwithoutfill">
      <style:graphic-properties draw:stroke="dash" draw:stroke-dash="Long_20_Dot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10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9.81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36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3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7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cm" svg:y1="16.875cm" svg:x2="17.51cm" svg:y2="16.875cm">
          <text:p/>
        </draw:line>
        <draw:line draw:style-name="gr2" draw:text-style-name="P1" draw:layer="layout" svg:x1="6.08cm" svg:y1="16.875cm" svg:x2="6.08cm" svg:y2="6.08cm">
          <text:p/>
        </draw:line>
        <draw:line draw:style-name="gr3" draw:text-style-name="P1" draw:layer="layout" svg:x1="6.08cm" svg:y1="16.875cm" svg:x2="14.652cm" svg:y2="7.032cm">
          <text:p/>
        </draw:line>
        <draw:line draw:style-name="gr3" draw:text-style-name="P1" draw:layer="layout" svg:x1="6.08cm" svg:y1="7.667cm" svg:x2="16.557cm" svg:y2="16.875cm">
          <text:p/>
        </draw:line>
        <draw:frame draw:style-name="gr4" draw:text-style-name="P2" draw:layer="layout" svg:width="0.925cm" svg:height="0.962cm" svg:x="14.652cm" svg:y="5.762cm">
          <draw:text-box>
            <text:p>S</text:p>
          </draw:text-box>
        </draw:frame>
        <draw:line draw:style-name="gr5" draw:text-style-name="P3" draw:layer="layout" svg:x1="10.625cm" svg:y1="11.695cm" svg:x2="6.18cm" svg:y2="11.695cm">
          <text:p/>
        </draw:line>
        <draw:frame draw:style-name="gr4" draw:text-style-name="P2" draw:layer="layout" svg:width="0.925cm" svg:height="0.962cm" svg:x="18.145cm" svg:y="16.864cm">
          <draw:text-box>
            <text:p>X</text:p>
          </draw:text-box>
        </draw:frame>
        <draw:frame draw:style-name="gr4" draw:text-style-name="P2" draw:layer="layout" svg:width="0.925cm" svg:height="0.962cm" svg:x="4.81cm" svg:y="5.445cm">
          <draw:text-box>
            <text:p>P</text:p>
          </draw:text-box>
        </draw:frame>
        <draw:line draw:style-name="gr5" draw:text-style-name="P3" draw:layer="layout" svg:x1="10.642cm" svg:y1="11.677cm" svg:x2="10.842cm" svg:y2="16.875cm">
          <text:p/>
        </draw:line>
        <draw:frame draw:style-name="gr6" draw:text-style-name="P2" draw:layer="layout" svg:width="7.614cm" svg:height="1.673cm" svg:x="5.806cm" svg:y="0.908cm">
          <draw:text-box>
            <text:p>Fullkommen konkurranse</text:p>
            <text:p/>
          </draw:text-box>
        </draw:frame>
        <draw:frame draw:style-name="gr7" draw:text-style-name="P2" draw:layer="layout" svg:width="0.959cm" svg:height="0.962cm" svg:x="16.557cm" svg:y="15.605cm">
          <draw:text-box>
            <text:p>D</text:p>
          </draw:text-box>
        </draw:frame>
        <draw:line draw:style-name="gr3" draw:text-style-name="P1" draw:layer="layout" svg:x1="4.88cm" svg:y1="9.107cm" svg:x2="12.358cm" svg:y2="15.775cm">
          <text:p/>
        </draw:line>
        <draw:line draw:style-name="gr3" draw:text-style-name="P1" draw:layer="layout" svg:x1="8.08cm" svg:y1="14.582cm" svg:x2="13.652cm" svg:y2="8.233cm">
          <text:p/>
        </draw:line>
        <draw:frame draw:style-name="gr8" draw:text-style-name="P2" draw:layer="layout" svg:width="1.065cm" svg:height="0.962cm" svg:x="14.97cm" svg:y="8.302cm">
          <draw:text-box>
            <text:p>S’</text:p>
          </draw:text-box>
        </draw:frame>
        <draw:frame draw:style-name="gr9" draw:text-style-name="P2" draw:layer="layout" svg:width="1.099cm" svg:height="0.962cm" svg:x="12.112cm" svg:y="14.335cm">
          <draw:text-box>
            <text:p>D’</text:p>
          </draw:text-box>
        </draw:frame>
        <draw:custom-shape draw:style-name="gr10" draw:text-style-name="P3" draw:layer="layout" svg:width="0.635cm" svg:height="0.635cm" svg:x="7.4cm" svg:y="11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5.287cm" svg:y1="11.372cm" svg:x2="6.181cm" svg:y2="11.495cm">
          <text:p/>
        </draw:line>
      </draw:page>
      <draw:page draw:name="page2" draw:style-name="dp1" draw:master-page-name="Default">
        <draw:line draw:style-name="gr1" draw:text-style-name="P1" draw:layer="layout" svg:x1="6.08cm" svg:y1="16.875cm" svg:x2="17.51cm" svg:y2="16.875cm">
          <text:p/>
        </draw:line>
        <draw:line draw:style-name="gr2" draw:text-style-name="P1" draw:layer="layout" svg:x1="6.08cm" svg:y1="16.875cm" svg:x2="6.08cm" svg:y2="4.492cm">
          <text:p/>
        </draw:line>
        <draw:line draw:style-name="gr3" draw:text-style-name="P1" draw:layer="layout" svg:x1="6.08cm" svg:y1="16.875cm" svg:x2="14.652cm" svg:y2="7.032cm">
          <text:p/>
        </draw:line>
        <draw:line draw:style-name="gr3" draw:text-style-name="P1" draw:layer="layout" svg:x1="6.08cm" svg:y1="5.127cm" svg:x2="16.557cm" svg:y2="16.875cm">
          <text:p/>
        </draw:line>
        <draw:frame draw:style-name="gr4" draw:text-style-name="P2" draw:layer="layout" svg:width="0.925cm" svg:height="0.962cm" svg:x="14.652cm" svg:y="5.762cm">
          <draw:text-box>
            <text:p>S</text:p>
          </draw:text-box>
        </draw:frame>
        <draw:frame draw:style-name="gr11" draw:text-style-name="P2" draw:layer="layout" svg:width="1.205cm" svg:height="0.962cm" svg:x="10.842cm" svg:y="17.82cm">
          <draw:text-box>
            <text:p>15</text:p>
          </draw:text-box>
        </draw:frame>
        <draw:frame draw:style-name="gr12" draw:text-style-name="P2" draw:layer="layout" svg:width="0.853cm" svg:height="0.962cm" svg:x="4.782cm" svg:y="10.842cm">
          <draw:text-box>
            <text:p>5</text:p>
          </draw:text-box>
        </draw:frame>
        <draw:line draw:style-name="gr5" draw:text-style-name="P3" draw:layer="layout" svg:x1="11.16cm" svg:y1="10.842cm" svg:x2="6.08cm" svg:y2="10.842cm">
          <text:p/>
        </draw:line>
        <draw:frame draw:style-name="gr13" draw:text-style-name="P2" draw:layer="layout" svg:width="1.421cm" svg:height="0.962cm" svg:x="6.715cm" svg:y="8.61cm">
          <draw:text-box>
            <text:p>KO</text:p>
          </draw:text-box>
        </draw:frame>
        <draw:frame draw:style-name="gr13" draw:text-style-name="P2" draw:layer="layout" svg:width="1.421cm" svg:height="0.962cm" svg:x="7.05cm" svg:y="12.347cm">
          <draw:text-box>
            <text:p>PO</text:p>
          </draw:text-box>
        </draw:frame>
        <draw:frame draw:style-name="gr11" draw:text-style-name="P2" draw:layer="layout" svg:width="1.205cm" svg:height="0.962cm" svg:x="4.492cm" svg:y="5.067cm">
          <draw:text-box>
            <text:p>20</text:p>
          </draw:text-box>
        </draw:frame>
        <draw:frame draw:style-name="gr4" draw:text-style-name="P2" draw:layer="layout" svg:width="0.925cm" svg:height="0.962cm" svg:x="18.145cm" svg:y="16.864cm">
          <draw:text-box>
            <text:p>X</text:p>
          </draw:text-box>
        </draw:frame>
        <draw:frame draw:style-name="gr4" draw:text-style-name="P2" draw:layer="layout" svg:width="0.925cm" svg:height="0.962cm" svg:x="5.71cm" svg:y="3.745cm">
          <draw:text-box>
            <text:p>P</text:p>
          </draw:text-box>
        </draw:frame>
        <draw:line draw:style-name="gr5" draw:text-style-name="P3" draw:layer="layout" svg:x1="11.16cm" svg:y1="10.842cm" svg:x2="11.342cm" svg:y2="16.875cm">
          <text:p/>
        </draw:line>
        <draw:frame draw:style-name="gr14" draw:text-style-name="P2" draw:layer="layout" svg:width="7.614cm" svg:height="3.095cm" svg:x="5.806cm" svg:y="1.008cm">
          <draw:text-box>
            <text:p>Fullkommen konkurranse</text:p>
            <text:p>X^d=20-P</text:p>
            <text:p>X^S=3p</text:p>
            <text:p/>
          </draw:text-box>
        </draw:frame>
        <draw:frame draw:style-name="gr15" draw:text-style-name="P2" draw:layer="layout" svg:width="9.583cm" svg:height="5.228cm" svg:x="1.357cm" svg:y="18.997cm">
          <draw:text-box>
            <text:p>Markedslikevekt: </text:p>
            <text:p>(X^d=X^s=X/MBV=GK)</text:p>
            <text:p>20-P=3P</text:p>
            <text:p>4P=20</text:p>
            <text:p>P = 20/4=5</text:p>
            <text:p>Med tilhørende kvantum</text:p>
            <text:p>X^d=20-5=15</text:p>
          </draw:text-box>
        </draw:frame>
        <draw:frame draw:style-name="gr16" draw:text-style-name="P2" draw:layer="layout" svg:width="7.22cm" svg:height="3.806cm" svg:x="11.495cm" svg:y="18.897cm">
          <draw:text-box>
            <text:p>Overskudd:</text:p>
            <text:p>KO=(20-5)*15/2=112.50</text:p>
            <text:p>PO=(5)*15/2=37.5</text:p>
            <text:p>SO=112.50+37.5=150</text:p>
            <text:p/>
          </draw:text-box>
        </draw:frame>
        <draw:frame draw:style-name="gr7" draw:text-style-name="P2" draw:layer="layout" svg:width="0.959cm" svg:height="0.962cm" svg:x="16.557cm" svg:y="14.97cm">
          <draw:text-box>
            <text:p>D</text:p>
          </draw:text-box>
        </draw:frame>
        <draw:custom-shape draw:style-name="gr10" draw:text-style-name="P3" draw:layer="layout" svg:width="0.635cm" svg:height="0.635cm" svg:x="10.9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line draw:style-name="gr1" draw:text-style-name="P1" draw:layer="layout" svg:x1="6.08cm" svg:y1="16.875cm" svg:x2="17.51cm" svg:y2="16.875cm">
          <text:p/>
        </draw:line>
        <draw:line draw:style-name="gr2" draw:text-style-name="P1" draw:layer="layout" svg:x1="6.08cm" svg:y1="16.875cm" svg:x2="6.08cm" svg:y2="6.08cm">
          <text:p/>
        </draw:line>
        <draw:line draw:style-name="gr3" draw:text-style-name="P1" draw:layer="layout" svg:x1="6.08cm" svg:y1="16.875cm" svg:x2="14.652cm" svg:y2="7.032cm">
          <text:p/>
        </draw:line>
        <draw:line draw:style-name="gr3" draw:text-style-name="P1" draw:layer="layout" svg:x1="6.08cm" svg:y1="7.667cm" svg:x2="16.557cm" svg:y2="16.875cm">
          <text:p/>
        </draw:line>
        <draw:frame draw:style-name="gr4" draw:text-style-name="P2" draw:layer="layout" svg:width="0.925cm" svg:height="0.962cm" svg:x="14.652cm" svg:y="5.762cm">
          <draw:text-box>
            <text:p>S</text:p>
          </draw:text-box>
        </draw:frame>
        <draw:frame draw:style-name="gr11" draw:text-style-name="P2" draw:layer="layout" svg:width="1.205cm" svg:height="0.962cm" svg:x="9.89cm" svg:y="17.5cm">
          <draw:text-box>
            <text:p>15</text:p>
          </draw:text-box>
        </draw:frame>
        <draw:frame draw:style-name="gr12" draw:text-style-name="P2" draw:layer="layout" svg:width="0.853cm" svg:height="0.962cm" svg:x="4.482cm" svg:y="10.842cm">
          <draw:text-box>
            <text:p>5</text:p>
          </draw:text-box>
        </draw:frame>
        <draw:frame draw:style-name="gr13" draw:text-style-name="P2" draw:layer="layout" svg:width="1.421cm" svg:height="0.962cm" svg:x="6.397cm" svg:y="9.639cm">
          <draw:text-box>
            <text:p>KO</text:p>
          </draw:text-box>
        </draw:frame>
        <draw:frame draw:style-name="gr13" draw:text-style-name="P2" draw:layer="layout" svg:width="1.421cm" svg:height="0.962cm" svg:x="6.397cm" svg:y="13.7cm">
          <draw:text-box>
            <text:p>PO</text:p>
          </draw:text-box>
        </draw:frame>
        <draw:frame draw:style-name="gr11" draw:text-style-name="P2" draw:layer="layout" svg:width="1.205cm" svg:height="0.962cm" svg:x="4.492cm" svg:y="7.15cm">
          <draw:text-box>
            <text:p>20</text:p>
          </draw:text-box>
        </draw:frame>
        <draw:frame draw:style-name="gr4" draw:text-style-name="P2" draw:layer="layout" svg:width="0.925cm" svg:height="0.962cm" svg:x="18.145cm" svg:y="16.864cm">
          <draw:text-box>
            <text:p>X</text:p>
          </draw:text-box>
        </draw:frame>
        <draw:frame draw:style-name="gr4" draw:text-style-name="P2" draw:layer="layout" svg:width="0.925cm" svg:height="0.962cm" svg:x="4.81cm" svg:y="5.445cm">
          <draw:text-box>
            <text:p>P</text:p>
          </draw:text-box>
        </draw:frame>
        <draw:line draw:style-name="gr5" draw:text-style-name="P3" draw:layer="layout" svg:x1="9.137cm" svg:y1="10.207cm" svg:x2="9.255cm" svg:y2="16.875cm">
          <text:p/>
        </draw:line>
        <draw:line draw:style-name="gr3" draw:text-style-name="P1" draw:layer="layout" svg:x1="6.08cm" svg:y1="13.676cm" svg:x2="14.652cm" svg:y2="3.833cm">
          <text:p/>
        </draw:line>
        <draw:frame draw:style-name="gr17" draw:text-style-name="P2" draw:layer="layout" svg:width="1.349cm" svg:height="0.962cm" svg:x="6.715cm" svg:y="11.477cm">
          <draw:text-box>
            <text:p>SK</text:p>
          </draw:text-box>
        </draw:frame>
        <draw:frame draw:style-name="gr18" draw:text-style-name="P2" draw:layer="layout" svg:width="1.383cm" svg:height="0.962cm" svg:x="9.255cm" svg:y="11.268cm">
          <draw:text-box>
            <text:p>DV</text:p>
          </draw:text-box>
        </draw:frame>
        <draw:frame draw:style-name="gr19" draw:text-style-name="P2" draw:layer="layout" svg:width="2.593cm" svg:height="0.962cm" svg:x="14.587cm" svg:y="3.557cm">
          <draw:text-box>
            <text:p>S+AVG</text:p>
          </draw:text-box>
        </draw:frame>
        <draw:frame draw:style-name="gr20" draw:text-style-name="P2" draw:layer="layout" svg:width="11.648cm" svg:height="3.806cm" svg:x="5.922cm" svg:y="0.987cm">
          <draw:text-box>
            <text:p>Fullkommen konkurranse med avgift</text:p>
            <text:p>AVG=4</text:p>
            <text:p>Tilbud og etterspørsel løst mhp prisene:</text:p>
            <text:p>P^D=20-X^d</text:p>
            <text:p>P^S=X^S/3</text:p>
          </draw:text-box>
        </draw:frame>
        <draw:frame draw:style-name="gr12" draw:text-style-name="P2" draw:layer="layout" svg:width="0.853cm" svg:height="0.962cm" svg:x="4.41cm" svg:y="12.665cm">
          <draw:text-box>
            <text:p>4</text:p>
          </draw:text-box>
        </draw:frame>
        <draw:frame draw:style-name="gr21" draw:text-style-name="P2" draw:layer="layout" svg:width="11.25cm" svg:height="6.65cm" svg:x="2.27cm" svg:y="19.097cm">
          <draw:text-box>
            <text:p>Markedslikevekt:</text:p>
            <text:p text:style-name="P4"><text:span text:style-name="T1">(</text:span>X^d=X^s=X/MBV=GK+AVG)</text:p>
            <text:p text:style-name="P4">20-X=(1/3)X+4</text:p>
            <text:p text:style-name="P4">16=4/3X</text:p>
            <text:p text:style-name="P4">X=16*(3/4)=12</text:p>
            <text:p text:style-name="P4">Med tilhørende priser:</text:p>
            <text:p text:style-name="P4">P^D=20-12=8</text:p>
            <text:p text:style-name="P4"><text:span text:style-name="T1">P^S=</text:span>(1/3)*12=4</text:p>
            <text:p text:style-name="P4">P^S+AVG=(1/3)*12+4=4+4=8</text:p>
          </draw:text-box>
        </draw:frame>
        <draw:frame draw:style-name="gr22" draw:text-style-name="P2" draw:layer="layout" svg:width="6.81cm" svg:height="4.517cm" svg:x="13.382cm" svg:y="19.115cm">
          <draw:text-box>
            <text:p>Overskudd:</text:p>
            <text:p>KO=(20-8)*12/2=72</text:p>
            <text:p>PO=(4)*12/2=24</text:p>
            <text:p>SK=(8-4)*12=48</text:p>
            <text:p>SO=72+24+48=144</text:p>
            <text:p>DV=((8-4)(15-12))/2=6</text:p>
          </draw:text-box>
        </draw:frame>
        <draw:frame draw:style-name="gr12" draw:text-style-name="P2" draw:layer="layout" svg:width="0.853cm" svg:height="0.962cm" svg:x="4.492cm" svg:y="9.68cm">
          <draw:text-box>
            <text:p>8</text:p>
          </draw:text-box>
        </draw:frame>
        <draw:frame draw:style-name="gr23" draw:text-style-name="P2" draw:layer="layout" svg:width="1.205cm" svg:height="1.272cm" svg:x="8.62cm" svg:y="17.51cm">
          <draw:text-box>
            <text:p>12</text:p>
          </draw:text-box>
        </draw:frame>
        <draw:frame draw:style-name="gr7" draw:text-style-name="P2" draw:layer="layout" svg:width="0.959cm" svg:height="0.962cm" svg:x="15.922cm" svg:y="14.97cm">
          <draw:text-box>
            <text:p>D</text:p>
          </draw:text-box>
        </draw:frame>
        <draw:custom-shape draw:style-name="gr10" draw:text-style-name="P3" draw:layer="layout" svg:width="0.635cm" svg:height="0.635cm" svg:x="10.3cm" svg:y="11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635cm" svg:height="0.635cm" svg:x="8.9cm" svg:y="10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635cm" svg:height="0.635cm" svg:x="9cm" svg:y="1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257cm" svg:y1="11.837cm" svg:x2="6.082cm" svg:y2="11.707cm">
          <text:p/>
        </draw:line>
      </draw:page>
      <draw:page draw:name="page4" draw:style-name="dp1" draw:master-page-name="Default">
        <draw:line draw:style-name="gr1" draw:text-style-name="P1" draw:layer="layout" svg:x1="6.08cm" svg:y1="16.875cm" svg:x2="17.51cm" svg:y2="16.875cm">
          <text:p/>
        </draw:line>
        <draw:line draw:style-name="gr2" draw:text-style-name="P1" draw:layer="layout" svg:x1="6.08cm" svg:y1="16.875cm" svg:x2="6.08cm" svg:y2="6.08cm">
          <text:p/>
        </draw:line>
        <draw:line draw:style-name="gr3" draw:text-style-name="P1" draw:layer="layout" svg:x1="6.08cm" svg:y1="7.667cm" svg:x2="16.557cm" svg:y2="16.875cm">
          <text:p/>
        </draw:line>
        <draw:frame draw:style-name="gr24" draw:text-style-name="P2" draw:layer="layout" svg:width="2.217cm" svg:height="0.962cm" svg:x="15.852cm" svg:y="11.562cm">
          <draw:text-box>
            <text:p>S=GK</text:p>
          </draw:text-box>
        </draw:frame>
        <draw:frame draw:style-name="gr25" draw:text-style-name="P2" draw:layer="layout" svg:width="1.205cm" svg:height="1.673cm" svg:x="4.492cm" svg:y="7.35cm">
          <draw:text-box>
            <text:p/>
            <text:p/>
          </draw:text-box>
        </draw:frame>
        <draw:frame draw:style-name="gr4" draw:text-style-name="P2" draw:layer="layout" svg:width="0.925cm" svg:height="0.962cm" svg:x="18.145cm" svg:y="16.864cm">
          <draw:text-box>
            <text:p>X</text:p>
          </draw:text-box>
        </draw:frame>
        <draw:frame draw:style-name="gr4" draw:text-style-name="P2" draw:layer="layout" svg:width="0.925cm" svg:height="0.962cm" svg:x="4.81cm" svg:y="5.445cm">
          <draw:text-box>
            <text:p>P</text:p>
          </draw:text-box>
        </draw:frame>
        <draw:frame draw:style-name="gr26" draw:text-style-name="P2" draw:layer="layout" svg:width="1.907cm" svg:height="0.962cm" svg:x="3.857cm" svg:y="7.35cm">
          <draw:text-box>
            <text:p>5000</text:p>
          </draw:text-box>
        </draw:frame>
        <draw:frame draw:style-name="gr26" draw:text-style-name="P2" draw:layer="layout" svg:width="1.907cm" svg:height="0.962cm" svg:x="16.24cm" svg:y="17.827cm">
          <draw:text-box>
            <text:p>2500</text:p>
          </draw:text-box>
        </draw:frame>
        <draw:frame draw:style-name="gr4" draw:text-style-name="P2" draw:layer="layout" svg:width="0.925cm" svg:height="0.962cm" svg:x="16.875cm" svg:y="15.287cm">
          <draw:text-box>
            <text:p>E</text:p>
          </draw:text-box>
        </draw:frame>
        <draw:line draw:style-name="gr3" draw:text-style-name="P1" draw:layer="layout" svg:x1="6.081cm" svg:y1="7.667cm" svg:x2="16.558cm" svg:y2="16.875cm">
          <text:p/>
        </draw:line>
        <draw:line draw:style-name="gr3" draw:text-style-name="P1" draw:layer="layout" svg:x1="6.08cm" svg:y1="7.758cm" svg:x2="11.475cm" svg:y2="16.866cm">
          <text:p/>
        </draw:line>
        <draw:frame draw:style-name="gr26" draw:text-style-name="P2" draw:layer="layout" svg:width="1.907cm" svg:height="0.962cm" svg:x="11.558cm" svg:y="17.518cm">
          <draw:text-box>
            <text:p>1250</text:p>
          </draw:text-box>
        </draw:frame>
        <draw:frame draw:style-name="gr27" draw:text-style-name="P2" draw:layer="layout" svg:width="9.345cm" svg:height="6.65cm" svg:x="1.445cm" svg:y="19.385cm">
          <draw:text-box>
            <text:p>Kvantum:</text:p>
            <text:p>I=PX=(5000-2X)X=5000X-2X^2</text:p>
            <text:p>GI=5000-4X</text:p>
            <text:p>K=100000+3000X</text:p>
            <text:p>GK=3000</text:p>
            <text:p>GI=GK</text:p>
            <text:p>5000-4X=3000</text:p>
            <text:p>4X=5000-3000=2000</text:p>
            <text:p>X =500</text:p>
          </draw:text-box>
        </draw:frame>
        <draw:frame draw:style-name="gr28" draw:text-style-name="P2" draw:layer="layout" svg:width="6.344cm" svg:height="1.673cm" svg:x="10.482cm" svg:y="19.42cm">
          <draw:text-box>
            <text:p>Monopolpris:</text:p>
            <text:p>P=5000-2*500=4000</text:p>
          </draw:text-box>
        </draw:frame>
        <draw:frame draw:style-name="gr29" draw:text-style-name="P2" draw:layer="layout" svg:width="1.556cm" svg:height="0.962cm" svg:x="7.937cm" svg:y="17.21cm">
          <draw:text-box>
            <text:p>500</text:p>
          </draw:text-box>
        </draw:frame>
        <draw:frame draw:style-name="gr26" draw:text-style-name="P2" draw:layer="layout" svg:width="1.907cm" svg:height="0.962cm" svg:x="3.775cm" svg:y="9.36cm">
          <draw:text-box>
            <text:p>4000</text:p>
          </draw:text-box>
        </draw:frame>
        <draw:line draw:style-name="gr30" draw:text-style-name="P1" draw:layer="layout" svg:x1="6.08cm" svg:y1="10.007cm" svg:x2="8.937cm" svg:y2="10.007cm">
          <text:p/>
        </draw:line>
        <draw:line draw:style-name="gr3" draw:text-style-name="P1" draw:layer="layout" svg:x1="5.987cm" svg:y1="11.93cm" svg:x2="15.605cm" svg:y2="12.065cm">
          <text:p/>
        </draw:line>
        <draw:frame draw:style-name="gr26" draw:text-style-name="P2" draw:layer="layout" svg:width="1.907cm" svg:height="0.962cm" svg:x="3.775cm" svg:y="11.347cm">
          <draw:text-box>
            <text:p>3000</text:p>
          </draw:text-box>
        </draw:frame>
        <draw:frame draw:style-name="gr31" draw:text-style-name="P2" draw:layer="layout" svg:width="1.175cm" svg:height="0.962cm" svg:x="11.412cm" svg:y="15.922cm">
          <draw:text-box>
            <text:p>GI</text:p>
          </draw:text-box>
        </draw:frame>
        <draw:frame draw:style-name="gr32" draw:text-style-name="P2" draw:layer="layout" svg:width="5.607cm" svg:height="2.384cm" svg:x="5.872cm" svg:y="0.94cm">
          <draw:text-box>
            <text:p>Monopol</text:p>
            <text:p>P=5000-2X</text:p>
            <text:p>K=100000+3000X</text:p>
          </draw:text-box>
        </draw:frame>
        <draw:frame draw:style-name="gr13" draw:text-style-name="P2" draw:layer="layout" svg:width="1.421cm" svg:height="0.962cm" svg:x="6.415cm" svg:y="8.99cm">
          <draw:text-box>
            <text:p>KO</text:p>
          </draw:text-box>
        </draw:frame>
        <draw:frame draw:style-name="gr18" draw:text-style-name="P2" draw:layer="layout" svg:width="1.383cm" svg:height="0.962cm" svg:x="9.007cm" svg:y="11.012cm">
          <draw:text-box>
            <text:p>DV</text:p>
          </draw:text-box>
        </draw:frame>
        <draw:frame draw:style-name="gr33" draw:text-style-name="P2" draw:layer="layout" svg:width="2.123cm" svg:height="0.962cm" svg:x="6.532cm" svg:y="10.795cm">
          <draw:text-box>
            <text:p>PO</text:p>
          </draw:text-box>
        </draw:frame>
        <draw:frame draw:style-name="gr34" draw:text-style-name="P2" draw:layer="layout" svg:width="10.311cm" svg:height="5.228cm" svg:x="10.56cm" svg:y="21.09cm">
          <draw:text-box>
            <text:p>Overskudd:</text:p>
            <text:p>KO=(5000-4000)*500/2=250000</text:p>
            <text:p>PO=PO=(4000-3000)*500=500000</text:p>
            <text:p>F=I-K=500000-100000=400000</text:p>
            <text:p>SO=250000+500000=750000</text:p>
            <text:p>DV=(4000-3000)(1000-500)/2=</text:p>
            <text:p>250000</text:p>
          </draw:text-box>
        </draw:frame>
        <draw:frame draw:style-name="gr35" draw:text-style-name="P2" draw:layer="layout" svg:width="1.907cm" svg:height="1.28cm" svg:x="9.98cm" svg:y="17.495cm">
          <draw:text-box>
            <text:p>1000</text:p>
          </draw:text-box>
        </draw:frame>
        <draw:line draw:style-name="gr36" draw:text-style-name="P1" draw:layer="layout" svg:x1="8.737cm" svg:y1="16.875cm" svg:x2="8.737cm" svg:y2="9.89cm">
          <text:p/>
        </draw:line>
        <draw:line draw:style-name="gr36" draw:text-style-name="P1" draw:layer="layout" svg:x1="9.737cm" svg:y1="16.876cm" svg:x2="9.572cm" svg:y2="10.525cm">
          <text:p/>
        </draw:line>
        <draw:line draw:style-name="gr30" draw:text-style-name="P1" draw:layer="layout" svg:x1="6.081cm" svg:y1="10.507cm" svg:x2="9.572cm" svg:y2="10.525cm">
          <text:p/>
        </draw:line>
        <draw:frame draw:style-name="gr26" draw:text-style-name="P2" draw:layer="layout" svg:width="1.907cm" svg:height="0.962cm" svg:x="4.175cm" svg:y="10.525cm">
          <draw:text-box>
            <text:p>3800</text:p>
          </draw:text-box>
        </draw:frame>
        <draw:frame draw:style-name="gr29" draw:text-style-name="P2" draw:layer="layout" svg:width="1.556cm" svg:height="0.962cm" svg:x="9.255cm" svg:y="17.192cm">
          <draw:text-box>
            <text:p>600</text:p>
          </draw:text-box>
        </draw:frame>
        <draw:custom-shape draw:style-name="gr10" draw:text-style-name="P3" draw:layer="layout" svg:width="0.635cm" svg:height="0.635cm" svg:x="8.4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635cm" svg:height="0.635cm" svg:x="10.8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frame draw:style-name="gr37" draw:text-style-name="P2" draw:layer="layout" svg:width="6.81cm" svg:height="2.384cm" svg:x="1.723cm" svg:y="1.722cm">
          <draw:text-box>
            <text:p>Endret kvantum til 600</text:p>
            <text:p>Monopolpris:</text:p>
            <text:p>P=5000-2*600=3800</text:p>
          </draw:text-box>
        </draw:frame>
        <draw:frame draw:style-name="gr34" draw:text-style-name="P2" draw:layer="layout" svg:width="10.311cm" svg:height="5.228cm" svg:x="1.801cm" svg:y="5.392cm">
          <draw:text-box>
            <text:p>Overskudd:</text:p>
            <text:p>KO=(5000-3800)*600/2=360000</text:p>
            <text:p>PO=PO=(3800-3000)*600=480000</text:p>
            <text:p text:style-name="P4"><text:span text:style-name="T1">F=</text:span>480000-100000=380000</text:p>
            <text:p text:style-name="P4">SO=360000+480000=840000</text:p>
            <text:p text:style-name="P4">DV=(3800-3000)(1000-600)/2=</text:p>
            <text:p>160000</text:p>
          </draw:text-box>
        </draw:frame>
      </draw:page>
      <draw:page draw:name="page6" draw:style-name="dp1" draw:master-page-name="Default">
        <draw:line draw:style-name="gr1" draw:text-style-name="P1" draw:layer="layout" svg:x1="6.08cm" svg:y1="13.875cm" svg:x2="17.51cm" svg:y2="13.875cm">
          <text:p/>
        </draw:line>
        <draw:line draw:style-name="gr2" draw:text-style-name="P1" draw:layer="layout" svg:x1="6.08cm" svg:y1="13.875cm" svg:x2="6.08cm" svg:y2="3.08cm">
          <text:p/>
        </draw:line>
        <draw:line draw:style-name="gr3" draw:text-style-name="P1" draw:layer="layout" svg:x1="6.08cm" svg:y1="13.875cm" svg:x2="14.652cm" svg:y2="4.032cm">
          <text:p/>
        </draw:line>
        <draw:line draw:style-name="gr3" draw:text-style-name="P1" draw:layer="layout" svg:x1="6.08cm" svg:y1="7.167cm" svg:x2="17.51cm" svg:y2="11.167cm">
          <text:p/>
        </draw:line>
        <draw:frame draw:style-name="gr4" draw:text-style-name="P2" draw:layer="layout" svg:width="0.925cm" svg:height="0.962cm" svg:x="14.652cm" svg:y="2.762cm">
          <draw:text-box>
            <text:p>S</text:p>
          </draw:text-box>
        </draw:frame>
        <draw:line draw:style-name="gr5" draw:text-style-name="P3" draw:layer="layout" svg:x1="8.62cm" svg:y1="8.032cm" svg:x2="6.08cm" svg:y2="7.907cm">
          <text:p/>
        </draw:line>
        <draw:frame draw:style-name="gr13" draw:text-style-name="P2" draw:layer="layout" svg:width="1.421cm" svg:height="0.962cm" svg:x="6.097cm" svg:y="7.237cm">
          <draw:text-box>
            <text:p>KO</text:p>
          </draw:text-box>
        </draw:frame>
        <draw:frame draw:style-name="gr13" draw:text-style-name="P2" draw:layer="layout" svg:width="1.421cm" svg:height="0.962cm" svg:x="6.397cm" svg:y="10.7cm">
          <draw:text-box>
            <text:p>PO</text:p>
          </draw:text-box>
        </draw:frame>
        <draw:frame draw:style-name="gr4" draw:text-style-name="P2" draw:layer="layout" svg:width="0.925cm" svg:height="0.962cm" svg:x="18.145cm" svg:y="13.864cm">
          <draw:text-box>
            <text:p>X</text:p>
          </draw:text-box>
        </draw:frame>
        <draw:frame draw:style-name="gr4" draw:text-style-name="P2" draw:layer="layout" svg:width="0.925cm" svg:height="0.962cm" svg:x="5.61cm" svg:y="2.045cm">
          <draw:text-box>
            <text:p>P</text:p>
          </draw:text-box>
        </draw:frame>
        <draw:line draw:style-name="gr5" draw:text-style-name="P3" draw:layer="layout" svg:x1="8.62cm" svg:y1="8.032cm" svg:x2="8.755cm" svg:y2="13.875cm">
          <text:p/>
        </draw:line>
        <draw:line draw:style-name="gr3" draw:text-style-name="P1" draw:layer="layout" svg:x1="6.08cm" svg:y1="10.876cm" svg:x2="13.7cm" svg:y2="2cm">
          <text:p/>
        </draw:line>
        <draw:line draw:style-name="gr5" draw:text-style-name="P3" draw:layer="layout" svg:x1="8.62cm" svg:y1="10.89cm" svg:x2="6.08cm" svg:y2="10.89cm">
          <text:p/>
        </draw:line>
        <draw:frame draw:style-name="gr17" draw:text-style-name="P2" draw:layer="layout" svg:width="1.349cm" svg:height="0.962cm" svg:x="6.315cm" svg:y="8.077cm">
          <draw:text-box>
            <text:p>SK</text:p>
          </draw:text-box>
        </draw:frame>
        <draw:frame draw:style-name="gr18" draw:text-style-name="P2" draw:layer="layout" svg:width="1.383cm" svg:height="0.962cm" svg:x="9.255cm" svg:y="8.268cm">
          <draw:text-box>
            <text:p>DV</text:p>
          </draw:text-box>
        </draw:frame>
        <draw:frame draw:style-name="gr19" draw:text-style-name="P2" draw:layer="layout" svg:width="2.593cm" svg:height="0.962cm" svg:x="13.687cm" svg:y="2.057cm">
          <draw:text-box>
            <text:p>S+AVG</text:p>
          </draw:text-box>
        </draw:frame>
        <draw:line draw:style-name="gr1" draw:text-style-name="P1" draw:layer="layout" svg:x1="6.08cm" svg:y1="26.376cm" svg:x2="17.51cm" svg:y2="26.376cm">
          <text:p/>
        </draw:line>
        <draw:line draw:style-name="gr2" draw:text-style-name="P1" draw:layer="layout" svg:x1="6.08cm" svg:y1="26.376cm" svg:x2="6.08cm" svg:y2="15.581cm">
          <text:p/>
        </draw:line>
        <draw:line draw:style-name="gr3" draw:text-style-name="P1" draw:layer="layout" svg:x1="6.08cm" svg:y1="17.168cm" svg:x2="16.557cm" svg:y2="26.376cm">
          <text:p/>
        </draw:line>
        <draw:frame draw:style-name="gr4" draw:text-style-name="P2" draw:layer="layout" svg:width="0.925cm" svg:height="0.962cm" svg:x="16.567cm" svg:y="18.005cm">
          <draw:text-box>
            <text:p>S</text:p>
          </draw:text-box>
        </draw:frame>
        <draw:line draw:style-name="gr5" draw:text-style-name="P3" draw:layer="layout" svg:x1="9.255cm" svg:y1="19.838cm" svg:x2="6.08cm" svg:y2="19.708cm">
          <text:p/>
        </draw:line>
        <draw:frame draw:style-name="gr13" draw:text-style-name="P2" draw:layer="layout" svg:width="1.421cm" svg:height="0.962cm" svg:x="6.397cm" svg:y="13.938cm">
          <draw:text-box>
            <text:p>KO</text:p>
          </draw:text-box>
        </draw:frame>
        <draw:frame draw:style-name="gr13" draw:text-style-name="P2" draw:layer="layout" svg:width="1.421cm" svg:height="0.962cm" svg:x="6.297cm" svg:y="22.301cm">
          <draw:text-box>
            <text:p>PO</text:p>
          </draw:text-box>
        </draw:frame>
        <draw:frame draw:style-name="gr4" draw:text-style-name="P2" draw:layer="layout" svg:width="0.925cm" svg:height="0.962cm" svg:x="18.145cm" svg:y="26.365cm">
          <draw:text-box>
            <text:p>X</text:p>
          </draw:text-box>
        </draw:frame>
        <draw:line draw:style-name="gr5" draw:text-style-name="P3" draw:layer="layout" svg:x1="9.137cm" svg:y1="19.708cm" svg:x2="9.255cm" svg:y2="26.376cm">
          <text:p/>
        </draw:line>
        <draw:line draw:style-name="gr5" draw:text-style-name="P3" draw:layer="layout" svg:x1="9.156cm" svg:y1="22.038cm" svg:x2="6.08cm" svg:y2="21.955cm">
          <text:p/>
        </draw:line>
        <draw:frame draw:style-name="gr17" draw:text-style-name="P2" draw:layer="layout" svg:width="1.349cm" svg:height="0.962cm" svg:x="7.048cm" svg:y="20.711cm">
          <draw:text-box>
            <text:p>SK</text:p>
          </draw:text-box>
        </draw:frame>
        <draw:frame draw:style-name="gr18" draw:text-style-name="P2" draw:layer="layout" svg:width="1.383cm" svg:height="0.962cm" svg:x="9.255cm" svg:y="20.769cm">
          <draw:text-box>
            <text:p>DV</text:p>
          </draw:text-box>
        </draw:frame>
        <draw:custom-shape draw:style-name="gr10" draw:text-style-name="P3" draw:layer="layout" svg:width="0.635cm" svg:height="0.635cm" svg:x="10.4cm" svg:y="8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635cm" svg:height="0.635cm" svg:x="10.4cm" svg:y="20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959cm" svg:height="0.962cm" svg:x="18.145cm" svg:y="10.572cm">
          <draw:text-box>
            <text:p>D</text:p>
          </draw:text-box>
        </draw:frame>
        <draw:line draw:style-name="gr3" draw:text-style-name="P1" draw:layer="layout" svg:x1="6.08cm" svg:y1="23.502cm" svg:x2="16.24cm" svg:y2="18.546cm">
          <text:p/>
        </draw:line>
        <draw:frame draw:style-name="gr19" draw:text-style-name="P2" draw:layer="layout" svg:width="2.593cm" svg:height="0.962cm" svg:x="15.488cm" svg:y="15.357cm">
          <draw:text-box>
            <text:p>S+AVG</text:p>
          </draw:text-box>
        </draw:frame>
        <draw:frame draw:style-name="gr7" draw:text-style-name="P2" draw:layer="layout" svg:width="0.959cm" svg:height="0.962cm" svg:x="16.536cm" svg:y="24.407cm">
          <draw:text-box>
            <text:p>D</text:p>
          </draw:text-box>
        </draw:frame>
        <draw:line draw:style-name="gr5" draw:text-style-name="P3" draw:layer="layout" svg:x1="10.743cm" svg:y1="21.25cm" svg:x2="5.982cm" svg:y2="21.108cm">
          <text:p/>
        </draw:line>
        <draw:line draw:style-name="gr5" draw:text-style-name="P3" draw:layer="layout" svg:x1="10.743cm" svg:y1="8.75cm" svg:x2="5.982cm" svg:y2="8.608cm">
          <text:p/>
        </draw:line>
        <draw:frame draw:style-name="gr4" draw:text-style-name="P2" draw:layer="layout" svg:width="0.925cm" svg:height="0.962cm" svg:x="5.611cm" svg:y="14.045cm">
          <draw:text-box>
            <text:p>P</text:p>
          </draw:text-box>
        </draw:frame>
        <draw:line draw:style-name="gr3" draw:text-style-name="P1" draw:layer="layout" svg:x1="6.08cm" svg:y1="21.302cm" svg:x2="16.24cm" svg:y2="16.346cm">
          <text:p/>
        </draw:line>
        <draw:frame draw:style-name="gr38" draw:text-style-name="P2" draw:layer="layout" svg:width="1.628cm" svg:height="0.962cm" svg:x="4.492cm" svg:y="10.572cm">
          <draw:text-box>
            <text:p>P_p</text:p>
          </draw:text-box>
        </draw:frame>
        <draw:line draw:style-name="gr3" draw:text-style-name="P1" draw:layer="layout" svg:x1="6.08cm" svg:y1="23.502cm" svg:x2="16.24cm" svg:y2="18.546cm">
          <text:p/>
        </draw:line>
        <draw:frame draw:style-name="gr39" draw:text-style-name="P2" draw:layer="layout" svg:width="1.594cm" svg:height="0.962cm" svg:x="4.392cm" svg:y="7.272cm">
          <draw:text-box>
            <text:p>P_c</text:p>
          </draw:text-box>
        </draw:frame>
        <draw:frame draw:style-name="gr39" draw:text-style-name="P2" draw:layer="layout" svg:width="1.594cm" svg:height="0.962cm" svg:x="3.992cm" svg:y="19.072cm">
          <draw:text-box>
            <text:p>P_c</text:p>
          </draw:text-box>
        </draw:frame>
        <draw:frame draw:style-name="gr38" draw:text-style-name="P2" draw:layer="layout" svg:width="1.628cm" svg:height="0.962cm" svg:x="3.992cm" svg:y="23.072cm">
          <draw:text-box>
            <text:p>P_p</text:p>
          </draw:text-box>
        </draw:frame>
        <draw:frame draw:style-name="gr40" draw:text-style-name="P2" draw:layer="layout" svg:width="7.411cm" svg:height="0.962cm" svg:x="5.597cm" svg:y="1cm">
          <draw:text-box>
            <text:p>Mer elastisk etterspørsel</text:p>
          </draw:text-box>
        </draw:frame>
        <draw:frame draw:style-name="gr41" draw:text-style-name="P2" draw:layer="layout" svg:width="5.574cm" svg:height="0.962cm" svg:x="5.715cm" svg:y="14.67cm">
          <draw:text-box>
            <text:p>Mer elastisk tilbud</text:p>
          </draw:text-box>
        </draw:frame>
        <draw:custom-shape draw:style-name="gr10" draw:text-style-name="P3" draw:layer="layout" svg:width="0.635cm" svg:height="0.635cm" svg:x="8.3cm" svg:y="7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635cm" svg:height="0.635cm" svg:x="8.4cm" svg:y="10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635cm" svg:height="0.635cm" svg:x="8.9cm" svg:y="1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635cm" svg:height="0.635cm" svg:x="8.8cm" svg:y="21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" draw:layer="layout" svg:width="1.421cm" svg:height="0.962cm" svg:x="6.098cm" svg:y="18.237cm">
          <draw:text-box>
            <text:p>KO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9T10:53:31.957445947</meta:creation-date>
    <dc:date>2022-04-22T10:28:03.148715892</dc:date>
    <meta:editing-duration>PT1H49M50S</meta:editing-duration>
    <meta:editing-cycles>14</meta:editing-cycles>
    <meta:generator>LibreOffice/7.3.3.2$Linux_X86_64 LibreOffice_project/30$Build-2</meta:generator>
    <meta:document-statistic meta:object-count="150"/>
  </office:meta>
</office:document-meta>
</file>